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1_15b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The Ladies of the Portuguese Congregation</text:p>
      <text:p text:style-name="P2">Signed letter<text:tab/>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6 June 1854</text:p>
      <text:p text:style-name="P2">Month<text:tab/><text:tab/><text:tab/><text:tab/><text:tab/><text:tab/>June</text:p>
      <text:p text:style-name="P2">Year<text:tab/><text:tab/><text:tab/><text:tab/><text:tab/><text:tab/>185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The Ladies of the/ Portuguese Congregation/ to the Revd. S. Morais./</text:span></text:p>
      <text:p text:style-name="P2"><text:span text:style-name="T1"><text:tab/>We bid God speed/ to the Son, who seeks to/ solace an aged Father, &amp;/ who yearns with filial/ reverence to receive the parental/ blessing. <text:s/>We pray the mercy/ of God may shield from/ danger, and from ill, him,/ who would revisit the land/ of his birth, and in tender/ sympathy with relatives &amp; friends./ <text:s/>We hope that reunion will/</text:span></text:p>
      <text:p text:style-name="P2"><text:span text:style-name="T1"/></text:p>
      <text:p text:style-name="P2"><text:span text:style-name="T1">[Page 2]</text:span></text:p>
      <text:p text:style-name="P2"><text:span text:style-name="T1">be happiness./</text:span></text:p>
      <text:p text:style-name="P2"><text:span text:style-name="T1"><text:tab/>We utter no/ laudatory expressions Revd. Sir,/ our respect and esteem you are/ aware of in our Homes you/ have received such welcome/ as is extended only to honored/ guests, and now that for a/ season you leave us, we ask/ your acceptance of a Token/ that can scarcely fail to bring/ us often to remembrance./ <text:s/></text:span></text:p>
      <text:p text:style-name="P2"><text:span text:style-name="T1">We trust that as the dial/ marks each moment, as it passes,/ so will your heart throb, with/ kindly feeling towards us./</text:span></text:p>
      <text:p text:style-name="P2"><text:span text:style-name="T1">May your mission as Teacher,/ ever derive holy influence from/ precept, enforced by example/ so that the learned, and the/</text:span></text:p>
      <text:p text:style-name="P2"><text:span text:style-name="T1"/></text:p>
      <text:p text:style-name="P2"><text:span text:style-name="T1">[Page 3]</text:span></text:p>
      <text:p text:style-name="P2"><text:span text:style-name="T1">learner may obtain favor/ in the sight of Israel's God./</text:span></text:p>
      <text:p text:style-name="P2"><text:span text:style-name="T1"><text:tab/>We pray your return in/ health, and joy, may be/ welcomed by all, who now in/ sincerity, bid you </text:span><text:span text:style-name="T2">farewell</text:span><text:span text:style-name="T3">./</text:span></text:p>
      <text:p text:style-name="P2"><text:span text:style-name="T3">Philadelphia, June 6</text:span><text:span text:style-name="T4">th</text:span><text:span text:style-name="T3">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1T12:19:46</meta:creation-date>
    <dc:date>2009-04-21T12:27:09</dc:date>
    <dc:language>en-US</dc:language>
    <meta:editing-cycles>2</meta:editing-cycles>
    <meta:editing-duration>PT7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373" meta:character-count="2484"/>
  </office:meta>
</office:document-meta>
</file>